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-ranges="Sheet1.A1:Sheet1.J24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string" calcext:value-type="string">
            <text:p>Goal = Lyon</text:p>
          </table:table-cell>
          <table:table-cell table:style-name="ce10" office:value-type="string" calcext:value-type="string">
            <text:p>current</text:p>
          </table:table-cell>
          <table:table-cell table:style-name="ce10" office:value-type="string" calcext:value-type="string">
            <text:p>OPEN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suc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float" office:value="-215" calcext:value-type="float">
            <text:p>-2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16" office:value-type="string" calcext:value-type="string">
            <text:p>ptr</text:p>
          </table:table-cell>
          <table:table-cell/>
          <table:table-cell table:style-name="ce19"/>
          <table:table-cell/>
          <table:table-cell table:style-name="ce19" table:number-columns-repeated="1014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/>
          <table:table-cell table:style-name="ce7" table:formula="of:=(ABS([.E5]-[.$F$2])+ABS([.F5]-[.$F$3]))/4" office:value-type="float" office:value="133.75" calcext:value-type="float">
            <text:p>134</text:p>
          </table:table-cell>
          <table:table-cell table:style-name="ce11" table:formula="of:=[.B5]+[.C5]" office:value-type="float" office:value="133.75" calcext:value-type="float">
            <text:p>13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-730" calcext:value-type="float">
            <text:p>-7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/>
          <table:table-cell table:style-name="ce7" table:formula="of:=(ABS([.E6]-[.$F$2])+ABS([.F6]-[.$F$3]))/4" office:value-type="float" office:value="321.25" calcext:value-type="float">
            <text:p>321</text:p>
          </table:table-cell>
          <table:table-cell table:style-name="ce11" table:formula="of:=[.B6]+[.C6]" office:value-type="float" office:value="321.25" calcext:value-type="float">
            <text:p>321</text:p>
          </table:table-cell>
          <table:table-cell table:style-name="ce4" office:value-type="float" office:value="-740" calcext:value-type="float">
            <text:p>-740</text:p>
          </table:table-cell>
          <table:table-cell table:style-name="ce4" office:value-type="float" office:value="-470" calcext:value-type="float">
            <text:p>-47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Brest</text:p>
          </table:table-cell>
          <table:table-cell/>
          <table:table-cell table:style-name="ce8" table:formula="of:=(ABS([.E7]-[.$F$2])+ABS([.F7]-[.$F$3]))/4" office:value-type="float" office:value="616.25" calcext:value-type="float">
            <text:p>616</text:p>
          </table:table-cell>
          <table:table-cell table:style-name="ce12" table:formula="of:=[.B7]+[.C7]" office:value-type="float" office:value="616.25" calcext:value-type="float">
            <text:p>616</text:p>
          </table:table-cell>
          <table:table-cell table:style-name="ce14" office:value-type="float" office:value="-1400" calcext:value-type="float">
            <text:p>-1400</text:p>
          </table:table-cell>
          <table:table-cell table:style-name="ce14" office:value-type="float" office:value="560" calcext:value-type="float">
            <text:p>56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Caen</text:p>
          </table:table-cell>
          <table:table-cell/>
          <table:table-cell table:style-name="ce7" table:formula="of:=(ABS([.E8]-[.$F$2])+ABS([.F8]-[.$F$3]))/4" office:value-type="float" office:value="458.75" calcext:value-type="float">
            <text:p>459</text:p>
          </table:table-cell>
          <table:table-cell table:style-name="ce11" table:formula="of:=[.B8]+[.C8]" office:value-type="float" office:value="458.75" calcext:value-type="float">
            <text:p>459</text:p>
          </table:table-cell>
          <table:table-cell table:style-name="ce4" office:value-type="float" office:value="-600" calcext:value-type="float">
            <text:p>-600</text:p>
          </table:table-cell>
          <table:table-cell table:style-name="ce4" office:value-type="float" office:value="730" calcext:value-type="float">
            <text:p>7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Calais</text:p>
          </table:table-cell>
          <table:table-cell/>
          <table:table-cell table:style-name="ce7" table:formula="of:=(ABS([.E9]-[.$F$2])+ABS([.F9]-[.$F$3]))/4" office:value-type="float" office:value="476.25" calcext:value-type="float">
            <text:p>476</text:p>
          </table:table-cell>
          <table:table-cell table:style-name="ce11" table:formula="of:=[.B9]+[.C9]" office:value-type="float" office:value="476.25" calcext:value-type="float">
            <text:p>476</text:p>
          </table:table-cell>
          <table:table-cell table:style-name="ce4" office:value-type="float" office:value="-200" calcext:value-type="float">
            <text:p>-200</text:p>
          </table:table-cell>
          <table:table-cell table:style-name="ce4" office:value-type="float" office:value="1200" calcext:value-type="float">
            <text:p>12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Dijon</text:p>
          </table:table-cell>
          <table:table-cell/>
          <table:table-cell table:style-name="ce7" table:formula="of:=(ABS([.E10]-[.$F$2])+ABS([.F10]-[.$F$3]))/4" office:value-type="float" office:value="115" calcext:value-type="float">
            <text:p>115</text:p>
          </table:table-cell>
          <table:table-cell table:style-name="ce11" table:formula="of:=[.B10]+[.C10]" office:value-type="float" office:value="115" calcext:value-type="float">
            <text:p>11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20" calcext:value-type="float">
            <text:p>22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/>
          <table:table-cell table:style-name="ce7" table:formula="of:=(ABS([.E11]-[.$F$2])+ABS([.F11]-[.$F$3]))/4" office:value-type="float" office:value="83.75" calcext:value-type="float">
            <text:p>84</text:p>
          </table:table-cell>
          <table:table-cell table:style-name="ce11" table:formula="of:=[.B11]+[.C11]" office:value-type="float" office:value="83.75" calcext:value-type="float">
            <text:p>84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-370" calcext:value-type="float">
            <text:p>-37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Limoges</text:p>
          </table:table-cell>
          <table:table-cell/>
          <table:table-cell table:style-name="ce7" table:formula="of:=(ABS([.E12]-[.$F$2])+ABS([.F12]-[.$F$3]))/4" office:value-type="float" office:value="173.75" calcext:value-type="float">
            <text:p>174</text:p>
          </table:table-cell>
          <table:table-cell table:style-name="ce11" table:formula="of:=[.B12]+[.C12]" office:value-type="float" office:value="173.75" calcext:value-type="float">
            <text:p>174</text:p>
          </table:table-cell>
          <table:table-cell table:style-name="ce4" office:value-type="float" office:value="-380" calcext:value-type="float">
            <text:p>-380</text:p>
          </table:table-cell>
          <table:table-cell table:style-name="ce4" office:value-type="float" office:value="-190" calcext:value-type="float">
            <text:p>-19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Lyon</text:p>
          </table:table-cell>
          <table:table-cell/>
          <table:table-cell table:style-name="ce7" table:formula="of:=(ABS([.E13]-[.$F$2])+ABS([.F13]-[.$F$3]))/4" office:value-type="float" office:value="0" calcext:value-type="float">
            <text:p>0</text:p>
          </table:table-cell>
          <table:table-cell table:style-name="ce11" table:formula="of:=[.B13]+[.C13]"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-215" calcext:value-type="float">
            <text:p>-215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Marseille</text:p>
          </table:table-cell>
          <table:table-cell/>
          <table:table-cell table:style-name="ce7" table:formula="of:=(ABS([.E14]-[.$F$2])+ABS([.F14]-[.$F$3]))/4" office:value-type="float" office:value="208.75" calcext:value-type="float">
            <text:p>209</text:p>
          </table:table-cell>
          <table:table-cell table:style-name="ce11" table:formula="of:=[.B14]+[.C14]" office:value-type="float" office:value="208.75" calcext:value-type="float">
            <text:p>209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-910" calcext:value-type="float">
            <text:p>-91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/>
          <table:table-cell table:style-name="ce7" table:formula="of:=(ABS([.E15]-[.$F$2])+ABS([.F15]-[.$F$3]))/4" office:value-type="float" office:value="196.25" calcext:value-type="float">
            <text:p>196</text:p>
          </table:table-cell>
          <table:table-cell table:style-name="ce11" table:formula="of:=[.B15]+[.C15]" office:value-type="float" office:value="196.25" calcext:value-type="float">
            <text:p>19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-830" calcext:value-type="float">
            <text:p>-8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Nancy</text:p>
          </table:table-cell>
          <table:table-cell/>
          <table:table-cell table:style-name="ce7" table:formula="of:=(ABS([.E16]-[.$F$2])+ABS([.F16]-[.$F$3]))/4" office:value-type="float" office:value="258.75" calcext:value-type="float">
            <text:p>259</text:p>
          </table:table-cell>
          <table:table-cell table:style-name="ce11" table:formula="of:=[.B16]+[.C16]" office:value-type="float" office:value="258.75" calcext:value-type="float">
            <text:p>259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600" calcext:value-type="float">
            <text:p>6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/>
          <table:table-cell table:style-name="ce7" table:formula="of:=(ABS([.E17]-[.$F$2])+ABS([.F17]-[.$F$3]))/4" office:value-type="float" office:value="408.75" calcext:value-type="float">
            <text:p>409</text:p>
          </table:table-cell>
          <table:table-cell table:style-name="ce11" table:formula="of:=[.B17]+[.C17]" office:value-type="float" office:value="408.75" calcext:value-type="float">
            <text:p>409</text:p>
          </table:table-cell>
          <table:table-cell table:style-name="ce4" office:value-type="float" office:value="-910" calcext:value-type="float">
            <text:p>-910</text:p>
          </table:table-cell>
          <table:table-cell table:style-name="ce4" office:value-type="float" office:value="220" calcext:value-type="float">
            <text:p>22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Nice</text:p>
          </table:table-cell>
          <table:table-cell/>
          <table:table-cell table:style-name="ce7" table:formula="of:=(ABS([.E18]-[.$F$2])+ABS([.F18]-[.$F$3]))/4" office:value-type="float" office:value="273.75" calcext:value-type="float">
            <text:p>274</text:p>
          </table:table-cell>
          <table:table-cell table:style-name="ce11" table:formula="of:=[.B18]+[.C18]" office:value-type="float" office:value="273.75" calcext:value-type="float">
            <text:p>274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-790" calcext:value-type="float">
            <text:p>-79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Paris</text:p>
          </table:table-cell>
          <table:table-cell/>
          <table:table-cell table:style-name="ce7" table:formula="of:=(ABS([.E19]-[.$F$2])+ABS([.F19]-[.$F$3]))/4" office:value-type="float" office:value="333.75" calcext:value-type="float">
            <text:p>334</text:p>
          </table:table-cell>
          <table:table-cell table:style-name="ce11" table:formula="of:=[.B19]+[.C19]" office:value-type="float" office:value="333.75" calcext:value-type="float">
            <text:p>334</text:p>
          </table:table-cell>
          <table:table-cell table:style-name="ce4" office:value-type="float" office:value="-190" calcext:value-type="float">
            <text:p>-190</text:p>
          </table:table-cell>
          <table:table-cell table:style-name="ce4" office:value-type="float" office:value="640" calcext:value-type="float">
            <text:p>64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/>
          <table:table-cell table:style-name="ce7" table:formula="of:=(ABS([.E20]-[.$F$2])+ABS([.F20]-[.$F$3]))/4" office:value-type="float" office:value="473.75" calcext:value-type="float">
            <text:p>474</text:p>
          </table:table-cell>
          <table:table-cell table:style-name="ce11" table:formula="of:=[.B20]+[.C20]" office:value-type="float" office:value="473.75" calcext:value-type="float">
            <text:p>474</text:p>
          </table:table-cell>
          <table:table-cell table:style-name="ce4" office:value-type="float" office:value="-910" calcext:value-type="float">
            <text:p>-910</text:p>
          </table:table-cell>
          <table:table-cell table:style-name="ce4" office:value-type="float" office:value="480" calcext:value-type="float">
            <text:p>48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Strasbourg</text:p>
          </table:table-cell>
          <table:table-cell/>
          <table:table-cell table:style-name="ce7" table:formula="of:=(ABS([.E21]-[.$F$2])+ABS([.F21]-[.$F$3]))/4" office:value-type="float" office:value="331.25" calcext:value-type="float">
            <text:p>331</text:p>
          </table:table-cell>
          <table:table-cell table:style-name="ce11" table:formula="of:=[.B21]+[.C21]" office:value-type="float" office:value="331.25" calcext:value-type="float">
            <text:p>331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00" calcext:value-type="float">
            <text:p>6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/>
          <table:table-cell table:style-name="ce7" table:formula="of:=(ABS([.E22]-[.$F$2])+ABS([.F22]-[.$F$3]))/4" office:value-type="float" office:value="313.75" calcext:value-type="float">
            <text:p>314</text:p>
          </table:table-cell>
          <table:table-cell table:style-name="ce11" table:formula="of:=[.B22]+[.C22]" office:value-type="float" office:value="313.75" calcext:value-type="float">
            <text:p>314</text:p>
          </table:table-cell>
          <table:table-cell table:style-name="ce4" office:value-type="float" office:value="-350" calcext:value-type="float">
            <text:p>-350</text:p>
          </table:table-cell>
          <table:table-cell table:style-name="ce4" office:value-type="float" office:value="-830" calcext:value-type="float">
            <text:p>-8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3"/>
          <table:table-cell table:style-name="ce15" table:number-columns-repeated="2"/>
          <table:table-cell table:style-name="ce18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ce7"/>
          <table:table-cell table:style-name="ce11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G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French Map</text:p>
        </style:region-left>
        <style:region-center>
          <text:p>A* algorithm illustration</text:p>
        </style:region-center>
        <style:region-right>
          <text:p>June 2014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</meta:initial-creator>
    <meta:creation-date>2014-06-19T09:38:27.773236677</meta:creation-date>
    <dc:date>2014-06-19T11:05:38.129794667</dc:date>
    <dc:creator>phil </dc:creator>
    <meta:editing-duration>PT53M29S</meta:editing-duration>
    <meta:editing-cycles>15</meta:editing-cycles>
    <meta:generator>LibreOffice/4.1.3.2$Linux_X86_64 LibreOffice_project/410m0$Build-2</meta:generator>
    <meta:printed-by>phil </meta:printed-by>
    <meta:print-date>2014-06-19T10:52:12.318168498</meta:print-date>
    <meta:document-statistic meta:table-count="1" meta:cell-count="103" meta:object-count="0"/>
  </office:meta>
</office:document-meta>
</file>